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999999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mplos feitos ([x] estão documentados)</text:p>
      <text:p text:style-name="P2"/>
      <text:p text:style-name="P1">1. oi [x]<text:line-break/>2. divisao01 [x]<text:line-break/>3. divisao02 [x]<text:line-break/>4. listas [x]<text:line-break/>5. array [x]<text:line-break/>6. graficos<text:line-break/> <text:s text:c="3"/>1. grafico01 []<text:line-break/> <text:s text:c="3"/>2. grafico02 []<text:line-break/> <text:s text:c="3"/>3. grafico03 []<text:line-break/> <text:s text:c="3"/>4. grafico04 []<text:line-break/> <text:s text:c="3"/>5. graficos 3D []<text:line-break/>7. grafico3d01 []<text:line-break/>8. grafico3d02 []<text:line-break/>9. polyfit01 []<text:line-break/>10. ode01 []<text:line-break/>11. if [x]<text:line-break/>12. while [x]<text:line-break/>13. for [x]<text:line-break/>14. for_sequencias [x]<text:line-break/>15. poly [x] (classe Polinomial <text:line-break/>16. listcomp01 [x] (list comprehension)<text:line-break/>17. tuples_velocidade [x] (comparação da velocidade entre tuples e listas)<text:line-break/>18. coordenadas [x] <text:s/>(O.O.)<text:line-break/>19. desenho [x]<text:line-break/>20. funcao [x]<text:line-break/>21. generators [x]<text:line-break/>22. dialogo [x]<text:line-break/>23. dialogo_servidor [x]<text:line-break/>24. arquivos []<text:line-break/>25. numpy [x]<text:line-break/>26. Arduino serial [x]<text:line-break/>27. Arduino Gui [x]<text:line-break/> <text:s text:c="5"/>teste_thread01 []<text:line-break/> <text:s text:c="5"/>teste_thread02 []<text:line-break/> <text:s text:c="5"/>teste_thread03 []<text:line-break/></text:p>
      <text:p text:style-name="P1"/>
      <text:p text:style-name="P1">Exemplos em ordem para o curso <text:line-break/>1. oi<text:line-break/>2. divisão<text:line-break/>3. If<text:line-break/>4. poly (classes Polinomials do numpy para ilustrar APIs)<text:line-break/>5. for<text:line-break/>6. while<text:line-break/>7. funcao<text:line-break/>8. listas<text:line-break/>9. array<text:line-break/>10. tuplesVelocidade (comparação entre listas e tuples)<text:line-break/>11. listcomp (list comprehension)<text:line-break/>12. for_sequencias<text:line-break/>13. generators<text:line-break/>14. desenho (classes)<text:line-break/>15. numpy<text:line-break/>16. graficos <text:line-break/>17. diálogo (GUIs e threads)<text:line-break/>18. arduino (pyserial)<text:line-break/>19. arduinoG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184" meta:character-count="1156" meta:non-whitespace-character-count="932"/>
    <meta:generator>LibreOfficeDev/5.1.0.3$Linux_X86_64 LibreOffice_project/</meta:generator>
  </office:meta>
</office:document-meta>
</file>